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row>
              <msub>
                <mi>M</mi>
                <mrow>
                  <mi>T</mi>
                </mrow>
              </msub>
              <mo stretchy="false">=</mo>
              <mfenced open="[" close="]"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frac>
                            <mrow>
                              <mrow>
                                <mrow>
                                  <mi>n</mi>
                                  <mo stretchy="false">⋅</mo>
                                  <mi>L</mi>
                                </mrow>
                                <mo stretchy="false">⋅</mo>
                                <msup>
                                  <mi>cos</mi>
                                  <mn>2</mn>
                                </msup>
                              </mrow>
                              <mo stretchy="false">α</mo>
                            </mrow>
                            <mrow>
                              <mrow>
                                <msup>
                                  <mi>n</mi>
                                  <mn>2</mn>
                                </msup>
                                <mo stretchy="false">−</mo>
                                <msup>
                                  <mi>sin</mi>
                                  <mn>2</mn>
                                </msup>
                              </mrow>
                              <mo stretchy="false">α</mo>
                            </mrow>
                          </mfrac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</mtr>
                  </mtable>
                </mrow>
              </mfenced>
            </mrow>
            <mi/>
            <mrow>
              <msub>
                <mi>M</mi>
                <mrow>
                  <mi>S</mi>
                </mrow>
              </msub>
              <mo stretchy="false">=</mo>
              <mfenced open="[" close="]"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frac>
                            <mi>L</mi>
                            <mi>n</mi>
                          </mfrac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</mtr>
                  </mtable>
                </mrow>
              </mfenced>
            </mrow>
          </mrow>
        </mtd>
      </mtr>
      <mtr>
        <mtd>
          <mrow/>
        </mtd>
      </mtr>
      <mtr>
        <mtd>
          <mrow>
            <mo stretchy="false">β</mo>
            <mrow>
              <mi/>
              <mo stretchy="false">=</mo>
              <mi/>
            </mrow>
            <mi>arcsin</mi>
            <mfenced open="(" close=")">
              <mrow>
                <mfrac>
                  <mrow>
                    <mi>sin</mi>
                    <mo stretchy="false">α</mo>
                  </mrow>
                  <mi>n</mi>
                </mfrac>
              </mrow>
            </mfenced>
          </mrow>
        </mtd>
      </mtr>
      <mtr>
        <mtd>
          <mrow/>
        </mtd>
      </mtr>
      <mtr>
        <mtd>
          <mrow>
            <mrow>
              <msup>
                <mrow>
                  <msub>
                    <mi>M</mi>
                    <mrow>
                      <mi>T</mi>
                    </mrow>
                  </msub>
                </mrow>
                <mrow>
                  <mi mathvariant="italic">LF</mi>
                </mrow>
              </msup>
              <mo stretchy="false">=</mo>
              <mfenced open="[" close="]">
                <mrow>
                  <mtable>
                    <mtr>
                      <mtd>
                        <mrow>
                          <mfrac>
                            <mrow>
                              <mi>cos</mi>
                              <mo stretchy="false">β</mo>
                            </mrow>
                            <mrow>
                              <mi>cos</mi>
                              <mo stretchy="false">α</mo>
                            </mrow>
                          </mfrac>
                        </mrow>
                      </mtd>
                      <mtd>
                        <mrow>
                          <mrow>
                            <mrow>
                              <mfrac>
                                <mi>h</mi>
                                <mi>n</mi>
                              </mfrac>
                            </mrow>
                            <mo stretchy="false">⋅</mo>
                            <mrow>
                              <mfrac>
                                <mrow>
                                  <mi>cos</mi>
                                  <mo stretchy="false">α</mo>
                                </mrow>
                                <mrow>
                                  <mi>cos</mi>
                                  <mo stretchy="false">β</mo>
                                </mrow>
                              </mfrac>
                            </mrow>
                          </mrow>
                        </mrow>
                      </mtd>
                    </mtr>
                    <mtr>
                      <mtd>
                        <mrow>
                          <mn>1</mn>
                        </mrow>
                      </mtd>
                      <mtd>
                        <mrow>
                          <mrow>
                            <mrow>
                              <mfrac>
                                <mn>1</mn>
                                <mi>n</mi>
                              </mfrac>
                            </mrow>
                            <mo stretchy="false">⋅</mo>
                            <mrow>
                              <mfrac>
                                <mrow>
                                  <mi>cos</mi>
                                  <mo stretchy="false">α</mo>
                                </mrow>
                                <mrow>
                                  <mi>cos</mi>
                                  <mo stretchy="false">β</mo>
                                </mrow>
                              </mfrac>
                            </mrow>
                          </mrow>
                        </mrow>
                      </mtd>
                    </mtr>
                  </mtable>
                </mrow>
              </mfenced>
            </mrow>
            <mi/>
            <mrow>
              <msup>
                <mrow>
                  <msub>
                    <mi>M</mi>
                    <mrow>
                      <mi>S</mi>
                    </mrow>
                  </msub>
                </mrow>
                <mrow>
                  <mi mathvariant="italic">LF</mi>
                </mrow>
              </msup>
              <mo stretchy="false">=</mo>
              <mfenced open="[" close="]"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frac>
                            <mi>h</mi>
                            <mi>n</mi>
                          </mfrac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  <mtd>
                        <mrow>
                          <mfrac>
                            <mn>1</mn>
                            <mi>n</mi>
                          </mfrac>
                        </mrow>
                      </mtd>
                    </mtr>
                  </mtable>
                </mrow>
              </mfenced>
            </mrow>
          </mrow>
        </mtd>
      </mtr>
      <mtr>
        <mtd>
          <mrow/>
        </mtd>
      </mtr>
      <mtr>
        <mtd>
          <mrow>
            <mrow>
              <msup>
                <mrow>
                  <msub>
                    <mi>M</mi>
                    <mrow>
                      <mi>T</mi>
                    </mrow>
                  </msub>
                </mrow>
                <mrow>
                  <mi mathvariant="italic">RT</mi>
                </mrow>
              </msup>
              <mo stretchy="false">=</mo>
              <mfenced open="[" close="]">
                <mrow>
                  <mtable>
                    <mtr>
                      <mtd>
                        <mrow>
                          <mrow>
                            <mfrac>
                              <mrow>
                                <mi>cos</mi>
                                <mo stretchy="false">α</mo>
                              </mrow>
                              <mrow>
                                <mi>cos</mi>
                                <mo stretchy="false">β</mo>
                              </mrow>
                            </mfrac>
                          </mrow>
                        </mrow>
                      </mtd>
                      <mtd>
                        <mrow>
                          <mi>h</mi>
                          <mrow>
                            <mfrac>
                              <mrow>
                                <mi>cos</mi>
                                <mo stretchy="false">α</mo>
                              </mrow>
                              <mrow>
                                <mi>cos</mi>
                                <mo stretchy="false">β</mo>
                              </mrow>
                            </mfrac>
                          </mrow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  <mtd>
                        <mrow>
                          <mi>n</mi>
                          <mrow>
                            <mfrac>
                              <mrow>
                                <mi>cos</mi>
                                <mo stretchy="false">β</mo>
                              </mrow>
                              <mrow>
                                <mi>cos</mi>
                                <mo stretchy="false">α</mo>
                              </mrow>
                            </mfrac>
                          </mrow>
                        </mrow>
                      </mtd>
                    </mtr>
                  </mtable>
                </mrow>
              </mfenced>
            </mrow>
            <mi/>
            <mrow>
              <msup>
                <mrow>
                  <msub>
                    <mi>M</mi>
                    <mrow>
                      <mi>S</mi>
                    </mrow>
                  </msub>
                </mrow>
                <mrow>
                  <mi mathvariant="italic">RT</mi>
                </mrow>
              </msup>
              <mo stretchy="false">=</mo>
              <mfenced open="[" close="]"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i>h</mi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  <mtd>
                        <mrow>
                          <mi>n</mi>
                        </mrow>
                      </mtd>
                    </mtr>
                  </mtable>
                </mrow>
              </mfenced>
            </mrow>
          </mrow>
        </mtd>
      </mtr>
    </mtable>
    <annotation encoding="StarMath 5.0">M_{T} = left [ matrix{1 # {n cdot L cdot cos^2 %ialpha} over {n^2 - sin^2 %ialpha} ## 0  # 1} right ]  
~~~
M_{S} = left [ matrix{1 # L over n ## 0  # 1} right ] 

newline newline

%ibeta ~ = ~ arcsin left ( {sin %ialpha} over n right )

newline newline

{M_{T}}^{LF} = left [ matrix{ 
	{cos %ibeta} over {cos %ialpha } # 
	{h over n} cdot {{cos %ialpha} over {cos %ibeta}} ## 
	1 # {1 over n} cdot {{cos %ialpha} over {cos %ibeta}} } right]
~~~
{M_{S}}^{LF} = left [ matrix{ 1 # h over n ## 0 # 1 over n} right]

newline newline

{M_{T}}^{RT} = left [ matrix{ 
	{{cos %ialpha} over {cos %ibeta}} # 
	h {{cos %ialpha} over {cos %ibeta}} ## 
	0 # n {{cos %ibeta} over {cos %ialpha}} } right]
~~~
{M_{S}}^{RT} = left [ matrix{ 1 # h ## 0 # n} right]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7T01:14:26.87</meta:creation-date>
    <meta:generator>LibreOffice/3.5$Linux_x86 LibreOffice_project/350m1$Build-2</meta:generator>
  </office:meta>
</office:document-meta>
</file>